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ormx="urn:openoffice:names:experimental:ooxml-odf-interop:xmlns:form:1.0" xmlns:css3t="http://www.w3.org/TR/css3-text/" office:version="1.2">
  <office:scripts/>
  <office:font-face-decls>
    <style:font-face style:name="Calibri1" svg:font-family="Calibri"/>
    <style:font-face style:name="Times New Roman" svg:font-family="'Times New Roman'"/>
    <style:font-face style:name="Calibri" svg:font-family="Calibri"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00%" fo:text-align="justify" style:justify-single-word="false"/>
    </style:style>
    <style:style style:name="P2" style:family="paragraph" style:parent-style-name="Standard">
      <style:paragraph-properties fo:line-height="100%" fo:text-align="start" style:justify-single-word="false">
        <style:tab-stops>
          <style:tab-stop style:position="7.624cm"/>
        </style:tab-stops>
      </style:paragraph-properties>
      <style:text-properties style:use-window-font-color="true" style:font-name="Times New Roman" fo:font-size="11pt" fo:font-weight="bold" fo:background-color="transparent" style:font-name-asian="Times New Roman" style:font-name-complex="Times New Roman"/>
    </style:style>
    <style:style style:name="P3" style:family="paragraph" style:parent-style-name="Standard">
      <style:paragraph-properties fo:line-height="100%" fo:text-align="center" style:justify-single-word="false"/>
      <style:text-properties style:use-window-font-color="true" style:font-name="Times New Roman" fo:font-size="11pt" fo:font-weight="bold" fo:background-color="transparent" style:font-name-asian="Times New Roman" style:font-name-complex="Times New Roman"/>
    </style:style>
    <style:style style:name="P4" style:family="paragraph" style:parent-style-name="Standard">
      <style:paragraph-properties fo:line-height="100%" fo:text-align="justify" style:justify-single-word="false"/>
      <style:text-properties style:use-window-font-color="true" style:font-name="Times New Roman" fo:font-size="11pt" fo:font-weight="normal" fo:background-color="transparent" style:font-name-asian="Times New Roman" style:font-name-complex="Times New Roman"/>
    </style:style>
    <style:style style:name="P5"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6" style:family="paragraph" style:parent-style-name="Standard">
      <style:paragraph-properties fo:line-height="100%" fo:text-align="justify" style:justify-single-word="false"/>
      <style:text-properties style:use-window-font-color="true" style:font-name="Calibri1" fo:font-size="11pt" fo:font-weight="normal" fo:background-color="transparent" style:font-name-asian="Calibri1" style:font-name-complex="Calibri1"/>
    </style:style>
    <style:style style:name="P7" style:family="paragraph" style:parent-style-name="Standard">
      <style:paragraph-properties fo:line-height="100%" fo:text-align="justify" style:justify-single-word="false"/>
      <style:text-properties fo:color="#ce181e" style:font-name="Times New Roman" fo:font-size="11pt" fo:font-weight="normal" fo:background-color="transparent" style:font-name-asian="Times New Roman" style:font-name-complex="Times New Roman"/>
    </style:style>
    <style:style style:name="P8" style:family="paragraph" style:parent-style-name="Standard">
      <style:paragraph-properties fo:line-height="100%" fo:text-align="start" style:justify-single-word="false"/>
      <style:text-properties fo:color="#ce181e" style:font-name="Times New Roman" fo:font-size="11pt" fo:font-weight="normal" fo:background-color="transparent" style:font-name-asian="Times New Roman" style:font-name-complex="Times New Roman"/>
    </style:style>
    <style:style style:name="P9" style:family="paragraph" style:parent-style-name="Standard">
      <style:paragraph-properties fo:line-height="100%" fo:text-align="start" style:justify-single-word="false"/>
      <style:text-properties fo:color="#ce181e" style:font-name="Times New Roman" fo:font-size="16pt" fo:font-weight="normal" fo:background-color="transparent" style:font-name-asian="Times New Roman" style:font-size-asian="16pt" style:font-name-complex="Times New Roman" style:font-size-complex="16pt"/>
    </style:style>
    <style:style style:name="P10" style:family="paragraph" style:parent-style-name="Standard">
      <style:paragraph-properties fo:line-height="100%" fo:text-align="justify" style:justify-single-word="false" fo:break-before="page"/>
      <style:text-properties style:use-window-font-color="true" style:font-name="Times New Roman" fo:font-size="11pt" fo:font-weight="normal" fo:background-color="transparent" style:font-name-asian="Times New Roman" style:font-name-complex="Times New Roman"/>
    </style:style>
    <style:style style:name="P11" style:family="paragraph" style:parent-style-name="Standard">
      <style:paragraph-properties fo:line-height="100%" fo:text-align="justify" style:justify-single-word="false"/>
      <style:text-properties style:use-window-font-color="true" style:font-name="Times New Roman" fo:font-size="11pt" fo:font-weight="normal" fo:background-color="transparent" style:font-name-asian="Times New Roman" style:font-name-complex="Times New Roman"/>
    </style:style>
    <style:style style:name="P12" style:family="paragraph" style:parent-style-name="Standard">
      <style:paragraph-properties fo:line-height="100%" fo:text-align="justify" style:justify-single-word="false"/>
      <style:text-properties style:use-window-font-color="true" style:font-name="Calibri1" fo:font-size="11pt" fo:font-weight="normal" fo:background-color="transparent" style:font-name-asian="Calibri1" style:font-name-complex="Calibri1"/>
    </style:style>
    <style:style style:name="P13" style:family="paragraph" style:parent-style-name="Standard">
      <style:paragraph-properties fo:line-height="100%" fo:text-align="justify" style:justify-single-word="false"/>
      <style:text-properties fo:color="#ce181e" style:font-name="Times New Roman" fo:font-size="11pt" fo:font-weight="normal" fo:background-color="transparent" style:font-name-asian="Times New Roman" style:font-name-complex="Times New Roman"/>
    </style:style>
    <style:style style:name="P14" style:family="paragraph" style:parent-style-name="Standard">
      <style:paragraph-properties fo:line-height="100%" fo:text-align="justify" style:justify-single-word="false"/>
      <style:text-properties fo:color="#ce181e" style:font-name="Calibri1" fo:font-size="11pt" fo:font-weight="normal" fo:background-color="transparent" style:font-name-asian="Calibri1" style:font-name-complex="Calibri1"/>
    </style:style>
    <style:style style:name="P15" style:family="paragraph" style:parent-style-name="Standard">
      <style:paragraph-properties fo:line-height="100%" fo:text-align="justify" style:justify-single-word="false" fo:break-before="page"/>
      <style:text-properties style:use-window-font-color="true" style:font-name="Times New Roman" fo:font-size="11pt" fo:font-weight="normal" fo:background-color="transparent" style:font-name-asian="Times New Roman" style:font-name-complex="Times New Roman"/>
    </style:style>
    <style:style style:name="T1" style:family="text">
      <style:text-properties style:use-window-font-color="true" style:font-name="Times New Roman" fo:font-size="11pt" fo:font-weight="bold" fo:background-color="transparent" style:font-name-asian="Times New Roman" style:font-name-complex="Times New Roman"/>
    </style:style>
    <style:style style:name="T2" style:family="text">
      <style:text-properties style:use-window-font-color="true" style:font-name="Times New Roman" fo:font-size="11pt" fo:font-weight="normal" fo:background-color="transparent" style:font-name-asian="Times New Roman" style:font-name-complex="Times New Roman"/>
    </style:style>
    <style:style style:name="T3" style:family="text">
      <style:text-properties style:use-window-font-color="true" style:font-name="Times New Roman" fo:font-size="11pt" style:text-underline-style="solid" style:text-underline-width="auto" style:text-underline-color="font-color" fo:font-weight="normal" style:text-underline-mode="continuous" style:text-overline-mode="continuous" style:text-line-through-mode="continuous" fo:background-color="transparent" style:font-name-asian="Times New Roman" style:font-name-complex="Times New 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text:tab/>Bases de Datos</text:p>
      <text:p text:style-name="P5"/>
      <text:p text:style-name="P3">Práctica <text:s/>Sentencias Sencillas de SQL</text:p>
      <text:p text:style-name="P6"/>
      <text:p text:style-name="P6"/>
      <text:p text:style-name="P4">El siguiente esquema corresponde a una base de datos que mantiene información acerca de los alumnos de una academia de preparación para oposiciones donde se imparten cursos de diferentes áreas:</text:p>
      <text:p text:style-name="P6"/>
      <text:p text:style-name="P1"><text:span text:style-name="T1">ALUMNOS </text:span><text:span text:style-name="T2">(nombre, apellido1, apellido2, </text:span><text:span text:style-name="T3">dni</text:span><text:span text:style-name="T2">, dirección, sexo, fechaNac)</text:span></text:p>
      <text:p text:style-name="P6"/>
      <text:p text:style-name="P1"><text:span text:style-name="T1">CURSOS</text:span><text:span text:style-name="T2"> (nombreCurso, </text:span><text:span text:style-name="T3">codigoCurso</text:span><text:span text:style-name="T2">, profesor, maxAlumnos, fechaIni, fechaFin, numhoras)</text:span></text:p>
      <text:p text:style-name="P6"/>
      <text:p text:style-name="P1"><text:span text:style-name="T1">PROFESORES </text:span><text:span text:style-name="T2">(nombre, apellido1, apellido2, </text:span><text:span text:style-name="T3">dni</text:span><text:span text:style-name="T2">, direccion, titulo, sueldo)</text:span></text:p>
      <text:p text:style-name="P6"/>
      <text:p text:style-name="P1"><text:span text:style-name="T1">MANUALES </text:span><text:span text:style-name="T2">(</text:span><text:span text:style-name="T3">referencia</text:span><text:span text:style-name="T2">, titulo, autor, fechaPub, precio)</text:span></text:p>
      <text:p text:style-name="P6"/>
      <text:p text:style-name="P1"><text:span text:style-name="T1">OPOSICIONES </text:span><text:span text:style-name="T2">(nombre, </text:span><text:span text:style-name="T3">código</text:span><text:span text:style-name="T2">, fecExam, organismo, plazas, categoria)</text:span></text:p>
      <text:p text:style-name="P6"/>
      <text:p text:style-name="P1"><text:span text:style-name="T1">MATRICULAS </text:span><text:span text:style-name="T2">(</text:span><text:span text:style-name="T3">dniAlumno</text:span><text:span text:style-name="T2">, </text:span><text:span text:style-name="T3">codCurso</text:span><text:span text:style-name="T2">, pruebaA, pruebaB, tipo, inscripcion)</text:span></text:p>
      <text:p text:style-name="P6"/>
      <text:p text:style-name="P1"><text:span text:style-name="T1">CURSO_OPOSICION </text:span><text:span text:style-name="T2">(</text:span><text:span text:style-name="T3">codCurso</text:span><text:span text:style-name="T2">, </text:span><text:span text:style-name="T3">codOposicion</text:span><text:span text:style-name="T2">)</text:span></text:p>
      <text:p text:style-name="P6"/>
      <text:p text:style-name="P1"><text:span text:style-name="T1">CURSO_MANUAL </text:span><text:span text:style-name="T2">(</text:span><text:span text:style-name="T3">codCurso</text:span><text:span text:style-name="T2">, </text:span><text:span text:style-name="T3">referencia</text:span><text:span text:style-name="T2">)</text:span></text:p>
      <text:p text:style-name="P6"/>
      <text:p text:style-name="P6"/>
      <text:p text:style-name="P4">1.- Crea las tablas considerando que las claves primarias son los campos que se encuentran subrayados y, además, tenemos las siguientes condiciones:</text:p>
      <text:p text:style-name="P6"/>
      <text:p text:style-name="P4">En la tabla OPOSICION la categoría será un carácter entre la 'A' y la 'E'.</text:p>
      <text:p text:style-name="P6"/>
      <text:p text:style-name="P4">En los campos prueba1 y prueba2 de la tabla MATRICULAS se guardan calificaciones numéricas que estarán entre 0 y 50. El tipo de matricula puede ser 'Oficial' o 'Libre'. El campo inscripción es de tipo Fecha.</text:p>
      <text:p text:style-name="P6"/>
      <text:p text:style-name="P6"/>
      <text:p text:style-name="P4">2.- Obtener el nombre de los cursos de más de 300 horas y que admiten a más de 100 alumnos.</text:p>
      <text:p text:style-name="P4"/>
      <text:p text:style-name="P7">select nombrecurso from CURSOS where numhoras&gt;300 and MAXALUMNOS&gt;100;</text:p>
      <text:p text:style-name="P6"/>
      <text:p text:style-name="P4">3.- Obtener el nombre, código, fecha de inicio, fecha final y horas de todos los cursos que se imparten en la academia, ordenados alfabéticamente por nombre.</text:p>
      <text:p text:style-name="P4"/>
      <text:p text:style-name="P7">select NOMBRECURSO,CODIGOCURSO,FECHAINI,FECHAFIN,NUMHORAS from cursos order by 1;</text:p>
      <text:p text:style-name="P6"/>
      <text:p text:style-name="P4">4.- Mostrar toda la información de los cursos que comienzan en el mes de Mayo, incluyendo Nombre, Código, DNI del profesor, número máximo de alumnos, fecha de inicio, fecha final y número de horas.</text:p>
      <text:p text:style-name="P4"/>
      <text:p text:style-name="P7">select * from cursos where extract(month from FECHAINI)=5;</text:p>
      <text:p text:style-name="P6"/>
      <text:p text:style-name="P4">5.- Mostrar el nombre de la oposición y la categoría de las oposiciones de categoría A, B o C.</text:p>
      <text:p text:style-name="P4"/>
      <text:p text:style-name="P7">select nombre from oposiciones where CATEGORIA in ('A','B','C');</text:p>
      <text:p text:style-name="P6"/>
      <text:p text:style-name="P4">6.- Mostrar los nombres completos de los profesores con el título que poseen.</text:p>
      <text:p text:style-name="P4"/>
      <text:p text:style-name="P7">select concat(nombre,concat(' ',concat(apellido1,concat(' ',apellido2)))) "Nombre Completo",titulo from profesores;</text:p>
      <text:p text:style-name="P4"><text:soft-page-break/>7.- Obtener un listado con el nombre completo de los alumnos con matricula oficial, el nombre del curso en el que están matriculados y la fecha de inscripción a dicho curso.</text:p>
      <text:p text:style-name="P4"/>
      <text:p text:style-name="P9">select concat(nombre,concat(' ',concat(apellido1,concat(' ',apellido2)))) "Nombre Completo",nombrecurso,inscripcion from alumnos </text:p>
      <text:p text:style-name="P9">join matriculas on (alumnos.dni=matriculas.DNIALUMNO) </text:p>
      <text:p text:style-name="P9">join cursos on (matriculas.codcurso=cursos.codigocurso) where upper(tipo) in 'OFICIAL';</text:p>
      <text:p text:style-name="P6"/>
      <text:p text:style-name="P4">8.- Relación de los cursos que sirven para preparar la oposición llamada 'Maestros de Primaria' junto con el nombre del profesor que lo imparte.</text:p>
      <text:p text:style-name="P4"/>
      <text:p text:style-name="P7">select nombrecurso,p.nombre from cursos c, profesores p, cursooposicion co, oposiciones op </text:p>
      <text:p text:style-name="P7">where c.PROFESOR=p.dni and c.codigocurso=Co.CODCURSO and op.codigo=Co.CODOPOSICION</text:p>
      <text:p text:style-name="P7">and UPPER(op.NOMBRE) like 'MAESTROS DE PRIMARIA';</text:p>
      <text:p text:style-name="P6"/>
      <text:p text:style-name="P4">9.- Listado de las oposiciones a las que se puede acceder, recibiendo los cursos que imparte el profesor 'Manuel López García'.</text:p>
      <text:p text:style-name="P4"/>
      <text:p text:style-name="P7">select oposiciones.nombre from oposiciones </text:p>
      <text:p text:style-name="P7">JOIN CURSOOPOSICION ON (cursooposicion.CODOPOSICION=oposiciones.CODIGO) </text:p>
      <text:p text:style-name="P7">JOIN CURSOS ON (cursooposicion.CODCURSO=cursos.codigocurso) </text:p>
      <text:p text:style-name="P7">JOIN PROFESORES ON (Profesores.DNI=Cursos.PROFESOR) </text:p>
      <text:p text:style-name="P7">where Profesores.nombre like 'Manuel' and profesores.apellido1 like 'Lopez' and Profesores.apellido2 like 'Garcia';</text:p>
      <text:p text:style-name="P6"/>
      <text:p text:style-name="P4">10.- Titulo y precio de los manuales recomendados para el curso 'Función Pública'.</text:p>
      <text:p text:style-name="P4"/>
      <text:p text:style-name="P7">select titulo,PRECIO from manuales </text:p>
      <text:p text:style-name="P7">where referencia in(select referencia from cursomanual </text:p>
      <text:p text:style-name="P7">where codcurso in (select codigocurso from cursos </text:p>
      <text:p text:style-name="P7">where upper(nombrecurso) like 'FUNCIÓN PUBLICA'));</text:p>
      <text:p text:style-name="P6"/>
      <text:p text:style-name="P4">11.- Obtener un listado con los alumnos más jóvenes que 'Luisa Sánchez Donoso'.</text:p>
      <text:p text:style-name="P4"/>
      <text:p text:style-name="P7">SELECT NOMBRE, APELLIDO1, APELLIDO2 FROM ALUMNOS </text:p>
      <text:p text:style-name="P7">WHERE FECHANAC &gt;(SELECT FECHANAC FROM ALUMNOS </text:p>
      <text:p text:style-name="P7">WHERE nombre like 'Luisa' and apellido1 like 'Sanchez' and apellido2 like 'Donoso');</text:p>
      <text:p text:style-name="P6"/>
      <text:p text:style-name="P4">12.- Obtener el nombre de los cursos en los que hay más alumnos matriculados que en el curso más numeroso del profesor 'Manuel López García'.</text:p>
      <text:p text:style-name="P4"/>
      <text:p text:style-name="P7">select nombrecurso from cursos </text:p>
      <text:p text:style-name="P7">where codigocurso in (select codcurso from matriculas </text:p>
      <text:p text:style-name="P7"><text:s text:c="20"/>group by codcurso having count(*)&gt;(select max(count(*)) from matriculas </text:p>
      <text:p text:style-name="P7"><text:s text:c="56"/>where codcurso in (select codigocurso from cursos </text:p>
      <text:p text:style-name="P7"><text:s text:c="56"/>where profesor in (select dni from profesores </text:p>
      <text:p text:style-name="P7"><text:s text:c="56"/>where nombre like 'Manuel' and apellido1 like 'Lopez' and apellido2 like 'Garcia' ))group by codcurso));</text:p>
      <text:p text:style-name="P6"/>
      <text:p text:style-name="P4"/>
      <text:p text:style-name="P10">13.- Obtener el nombre completo de los profesores que impartan cursos con un número de horas mayor que alguno de los cursos impartidos por el profesor 'Manuel López García'.</text:p>
      <text:p text:style-name="P4"/>
      <text:p text:style-name="P7">select concat(nombre,concat(' ',concat(apellido1,concat(' ',apellido2)))) "Nombre Completo" from profesores </text:p>
      <text:p text:style-name="P7">where dni in (select profesor from cursos </text:p>
      <text:p text:style-name="P7">where numhoras&gt;(select numhoras from cursos </text:p>
      <text:p text:style-name="P7">where profesor in (select dni from profesores </text:p>
      <text:p text:style-name="P7">where nombre like 'Manuel' and apellido1 like 'Lopez' and apellido2 like 'Garcia')));</text:p>
      <text:p text:style-name="P6"/>
      <text:p text:style-name="P4">14.- Obtener los nombres de los cursos impartidos por el profesor 'Luis Pérez Sánchez' que sirvan para la oposición 'Funcionario de Prisiones'.</text:p>
      <text:p text:style-name="P4"/>
      <text:p text:style-name="P7">select nombrecurso from cursos </text:p>
      <text:p text:style-name="P7">where profesor in (select dni from profesores </text:p>
      <text:p text:style-name="P7"><text:s text:c="20"/>where nombre like 'Luis' and apellido1 like 'Perez' and apellido2 like 'Sanchez') </text:p>
      <text:p text:style-name="P7">and CODIGOCURSO in (select codcurso from cursooposicion </text:p>
      <text:p text:style-name="P7"><text:s text:c="20"/>where codoposicion in (select codigo from oposiciones </text:p>
      <text:p text:style-name="P7"><text:s text:c="20"/>where nombre like 'Funcionario de Prisiones'));</text:p>
      <text:p text:style-name="P6"/>
      <text:p text:style-name="P4">15.- Obtener el nombre y los apellidos de los alumnos que no se han matriculado por libre en ningún curso.</text:p>
      <text:p text:style-name="P4"/>
      <text:p text:style-name="P7">select concat(nombre,concat(' ',concat(apellido1,concat(' ',apellido2)))) from alumnos </text:p>
      <text:p text:style-name="P7">where DNI not in (select dnialumno from matriculas where tipo like 'Libre');</text:p>
      <text:p text:style-name="P6"/>
      <text:p text:style-name="P4">16.- Obtener nombre, apellidos, sueldo y título de aquellos profesores que tienen un sueldo mayor que el de alguno de sus compañeros de titulación.</text:p>
      <text:p text:style-name="P4"/>
      <text:p text:style-name="P7">select concat(nombre,concat(' ',concat(apellido1,concat(' ',apellido2)))) "Nombre Completo", sueldo, titulo from profesores p </text:p>
      <text:p text:style-name="P7">where sueldo =(select max(sueldo) from profesores where titulo like p.titulo);</text:p>
      <text:p text:style-name="P6"/>
      <text:p text:style-name="P4">17.- Obtener nombre y apellido de los profesores que imparten algún curso de más de 100 horas pero no imparten ningún curso de menos de 50 alumnos.</text:p>
      <text:p text:style-name="P4"/>
      <text:p text:style-name="P7">select concat(nombre,concat(' ',concat(apellido1,concat(' ',apellido2)))) "Nombre Completo" from profesores </text:p>
      <text:p text:style-name="P7">where dni in (select profesor from cursos where numhoras&gt;100 and maxalumnos&gt;50 );</text:p>
      <text:p text:style-name="P6"/>
      <text:p text:style-name="P4">18.- Mostrar el nombre de las oposiciones que son de la misma categoría pero distinto organismo que la oposición con código 'C-512'.</text:p>
      <text:p text:style-name="P7"/>
      <text:p text:style-name="P7">select nombre from oposiciones op </text:p>
      <text:p text:style-name="P7">where categoria=(select categoria from oposiciones </text:p>
      <text:p text:style-name="P7"><text:tab/>where codigo like 'C-512') and op.ORGANISMO not in (select organismo from oposiciones where codigo like 'C-512');</text:p>
      <text:p text:style-name="P6"/>
      <text:p text:style-name="P4">19.- Obtener el nombre y apellidos de los alumnos que solo se han presentado a una de las pruebas en algún curso.</text:p>
      <text:p text:style-name="P4"/>
      <text:p text:style-name="P7">select concat(nombre,concat(' ',concat(apellido1,concat(' ',apellido2)))) "Nombre Completo" from alumnos </text:p>
      <text:p text:style-name="P7">where dni in (select dnialumno from matriculas where pruebaa is null or pruebab is null);</text:p>
      <text:p text:style-name="P6"/>
      <text:p text:style-name="P4">20.- Nombre de todos los cursos junto con el código de las oposiciones para las que están destinados.</text:p>
      <text:p text:style-name="P4"/>
      <text:p text:style-name="P7">select cursos.nombrecurso,oposiciones.codigo from cursos </text:p>
      <text:p text:style-name="P7">join cursooposicion on(cursos.CODIGOCURSO=cursooposicion.codcurso) </text:p>
      <text:p text:style-name="P7">join oposiciones on(oposiciones.CODIGO=cursooposicion.codoposicion);</text:p>
      <text:p text:style-name="P6"/>
      <text:p text:style-name="P4"><text:soft-page-break/>21.- Obtener un listado con el nombre completo de los alumnos matriculados en el curso 'Función Pública' junto con sus notas en ambas pruebas siempre que su media entre las dos supere los 25 puntos.</text:p>
      <text:p text:style-name="P4"/>
      <text:p text:style-name="P7">select concat(nombre,concat(' ',concat(apellido1,concat(' ',apellido2)))) "Nombre Completo",pruebaa, pruebab from alumnos </text:p>
      <text:p text:style-name="P7">join matriculas on (alumnos.dni=matriculas.dnialumno) </text:p>
      <text:p text:style-name="P7">join cursos on (matriculas.CODCURSO=cursos.CODIGOCURSO)</text:p>
      <text:p text:style-name="P7">where nombrecurso like 'Función Publica' and (pruebaa+pruebab)/2&gt;25;</text:p>
      <text:p text:style-name="P6"/>
      <text:p text:style-name="P4">22.- Mostrar el nombre y los apellidos de los alumnos que tengan más de 31 años.</text:p>
      <text:p text:style-name="P4"/>
      <text:p text:style-name="P7">select concat(nombre,concat(' ',concat(apellido1,concat(' ',apellido2)))) "Nombre Completo" from alumnos </text:p>
      <text:p text:style-name="P7">where trunc(months_between(sysdate,fechanac)/12)&gt;31;</text:p>
      <text:p text:style-name="P6"/>
      <text:p text:style-name="P4">23.- Mostrar para cada curso su nombre y el número máximo de alumnos si admitiésemos un 25% más de los permitidos.</text:p>
      <text:p text:style-name="P4"/>
      <text:p text:style-name="P7">select nombrecurso,MAXALUMNOS+(MAXALUMNOS*0.25) from cursos;</text:p>
      <text:p text:style-name="P6"/>
      <text:p text:style-name="P4">24.- Obtener el nombre y los apellidos de todos los alumnos cuyo primer apellido empiece por la letra 'P'.</text:p>
      <text:p text:style-name="P4"/>
      <text:p text:style-name="P7">select concat(nombre,concat(' ',concat(apellido1,concat(' ',apellido2)))) "Nombre Completo" from alumnos where nombre like 'P%';</text:p>
      <text:p text:style-name="P6"/>
      <text:p text:style-name="P4">25.- Obtener el nombre y los apellidos junto a la fecha de nacimiento de todos los alumnos nacidos en el mes de abril.</text:p>
      <text:p text:style-name="P4"/>
      <text:p text:style-name="P7">select concat(nombre,concat(' ',concat(apellido1,concat(' ',apellido2)))) "Nombre Completo",fechanac from alumnos </text:p>
      <text:p text:style-name="P7">where extract(month from fechanac)=4;</text:p>
      <text:p text:style-name="P6"/>
      <text:p text:style-name="P4">26.- Mostrar una relación de los cursos que comienzan en el mes de septiembre, junto con el nombre y apellidos del profesor que lo imparte y la fecha de inicio del mismo.</text:p>
      <text:p text:style-name="P4"/>
      <text:p text:style-name="P8">select nombrecurso,concat(nombre,concat(' ',concat(apellido1,concat(' ',apellido2)))) "Nombre Completo",fechaini from cursos </text:p>
      <text:p text:style-name="P7">join profesores on(profesores.dni=cursos.profesor)</text:p>
      <text:p text:style-name="P7">where extract(month from fechaini)=9;</text:p>
      <text:p text:style-name="P6"/>
      <text:p text:style-name="P4">27.-Nombre completo de los alumnos y puntuación media (entre las dos pruebas) de aquellos que hayan sacado más de 20 puntos de media en el curso 'La Constitución'.</text:p>
      <text:p text:style-name="P4"/>
      <text:p text:style-name="P8">select concat(nombre,concat(' ',concat(apellido1,concat(' ',apellido2)))) "Nombre Completo",(pruebaa+pruebab)/2 Media from alumnos </text:p>
      <text:p text:style-name="P7">join matriculas on(alumnos.dni=matriculas.dnialumno)</text:p>
      <text:p text:style-name="P7">join cursos on(matriculas.codcurso=cursos.codigocurso)</text:p>
      <text:p text:style-name="P7">where (pruebaa+pruebab)/2&gt;20 and nombrecurso like 'La Constitucion';</text:p>
      <text:p text:style-name="P6"/>
      <text:p text:style-name="P4">28.- Nombre completo de todas las personas (alumnos y profesores) que hay en la academia, ordenados alfabéticamente por apellidos.</text:p>
      <text:p text:style-name="P4"/>
      <text:p text:style-name="P7">select concat(nombre,concat(' ',concat(apellido1,concat(' ',apellido2)))) "Nombre Completo" from alumnos </text:p>
      <text:p text:style-name="P7">union</text:p>
      <text:p text:style-name="P7">select concat(nombre,concat(' ',concat(apellido1,concat(' ',apellido2)))) "Nombre Completo" from profesores;</text:p>
      <text:p text:style-name="P6"/>
      <text:p text:style-name="P4"/>
      <text:p text:style-name="P10">29.- Obtener el nombre y los apellidos de todos los profesores, junto con el nombre de los cursos que imparten (o en blanco si no imparten ningún curso)</text:p>
      <text:p text:style-name="P4"/>
      <text:p text:style-name="P14">select concat(nombre,concat(' ',concat(apellido1,concat(' ',apellido2)))) "Nombre Completo", nombrecurso from profesores </text:p>
      <text:p text:style-name="P14">join cursos on(cursos.profesor=profesores.dni);</text:p>
      <text:p text:style-name="P6"/>
      <text:p text:style-name="P4">30.- Número de alumnos matriculados en el curso 'La Constitución'.</text:p>
      <text:p text:style-name="P4"/>
      <text:p text:style-name="P7">select count(*) from matriculas where CODCURSO in (select codigocurso from cursos where nombrecurso like 'La Constitucion');</text:p>
      <text:p text:style-name="P6"/>
      <text:p text:style-name="P4">31.- Número de alumnos nacidos en 1970.</text:p>
      <text:p text:style-name="P4"/>
      <text:p text:style-name="P7">select count(*) from alumnos where extract(year from fechanac)='1970';</text:p>
      <text:p text:style-name="P6"/>
      <text:p text:style-name="P4">32.- Nombre del curso con más horas.</text:p>
      <text:p text:style-name="P4"/>
      <text:p text:style-name="P7">select nombrecurso from cursos where numhoras=(select max(numhoras) from cursos where NUMHORAS=cursos.NUMHORAS);</text:p>
      <text:p text:style-name="P6"/>
      <text:p text:style-name="P4">33.- Obtener el nombre completo de los alumnos junto con el curso y la nota obtenida en la prueba 1 de aquellos que han obtenido la nota más alta en dicha prueba en cada curso.</text:p>
      <text:p text:style-name="P4"/>
      <text:p text:style-name="P7"/>
      <text:p text:style-name="P6"/>
      <text:p text:style-name="P4">34.- Número total de alumnos matriculados en los cursos que imparte 'Luis Pérez Sánchez', así como la nota máxima y la mínima calificada por este profesor en la prueba 1 de cualquier curso.</text:p>
      <text:p text:style-name="P4"/>
      <text:p text:style-name="P7">select count(*),max(pruebaa),min(pruebaa) from matriculas </text:p>
      <text:p text:style-name="P7">where codcurso in (select codigocurso from cursos </text:p>
      <text:p text:style-name="P7">where profesor in (select dni from profesores </text:p>
      <text:p text:style-name="P7">where nombre like 'Luis' and apellido1 like 'Perez')); </text:p>
      <text:p text:style-name="P6"/>
      <text:p text:style-name="P4">35.- Obtener un listado con el nombre de los profesores junto con el número total de alumnos que tienen matriculados en sus cursos.</text:p>
      <text:p text:style-name="P6"/>
      <text:p text:style-name="P14">select concat(nombre,concat(' ',concat(apellido1,concat(' ',apellido2)))) "Nombre Completo", count(m.dnialumno) from profesores p</text:p>
      <text:p text:style-name="P14">join cursos c on(c.profesor=p.dni)</text:p>
      <text:p text:style-name="P14">join matriculas m on(m.codcurso=c.codigocurso)</text:p>
      <text:p text:style-name="P14">group by nombre, apellido1,apellido2;</text:p>
      <text:p text:style-name="P6"/>
      <text:p text:style-name="P4">36.- Obtener la nota mínima, máxima y media en las pruebas 1 y 2 obtenidas en todos los cursos agrupadas por sexos.</text:p>
      <text:p text:style-name="P4"/>
      <text:p text:style-name="P7">select min(pruebaa),max(pruebaa),avg(pruebaa),min(pruebab),max(pruebab), avg(pruebab) from matriculas </text:p>
      <text:p text:style-name="P7">join alumnos on (matriculas.dnialumno=alumnos.dni)</text:p>
      <text:p text:style-name="P7">group by sexo;</text:p>
      <text:p text:style-name="P6"/>
      <text:p text:style-name="P4">37.- Nombre, apellidos y número de cursos de los profesores que imparten mayor número de cursos.</text:p>
      <text:p text:style-name="P4"/>
      <text:p text:style-name="P4"/>
      <text:p text:style-name="P6"/>
      <text:p text:style-name="P4"/>
      <text:p text:style-name="P10">38.- Nombre de las oposiciones que necesitan tres o más cursos.</text:p>
      <text:p text:style-name="P4"/>
      <text:p text:style-name="P7">select nombre from oposiciones where CODIGO in(select codoposicion from cursooposicion </text:p>
      <text:p text:style-name="P7">group by codoposicion having count(codoposicion)&gt;=3);</text:p>
      <text:p text:style-name="P6"/>
      <text:p text:style-name="P4">39.- Obtener el nombre y apellidos de los profesores que imparten cursos que suman más horas que todos los cursos de 'Luis Pérez Sánchez'.</text:p>
      <text:p text:style-name="P4"/>
      <text:p text:style-name="P7">select nombre from profesores </text:p>
      <text:p text:style-name="P7">where dni in (select profesor from cursos </text:p>
      <text:p text:style-name="P7">where numhoras &gt; (select sum(numhoras) from cursos </text:p>
      <text:p text:style-name="P7">where profesor in (select dni from profesores </text:p>
      <text:p text:style-name="P7">where nombre like 'Luis' and apellido1 like 'Perez')));</text:p>
      <text:p text:style-name="P6"/>
      <text:p text:style-name="P4">40.- Obtener el nombre y los apellidos de los profesores que dan menos horas.</text:p>
      <text:p text:style-name="P6"/>
      <text:p text:style-name="P14">select nombre from profesores </text:p>
      <text:p text:style-name="P14">where dni in (select profesor from cursos where numhoras =(select min(sum(numhoras)) from cursos group by profes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2">
  <office:font-face-decls>
    <style:font-face style:name="Calibri1" svg:font-family="Calibri"/>
    <style:font-face style:name="Times New Roman" svg:font-family="'Times New Roman'"/>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font-independent-line-spacing="false">
        <style:tab-stops/>
      </style:paragraph-properties>
      <style:text-properties fo:color="#000000" style:font-name="Calibri" fo:font-size="11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2-10T16:52:07.785418762</dc:date>
    <meta:editing-duration>PT1H29M56S</meta:editing-duration>
    <meta:editing-cycles>18</meta:editing-cycles>
    <meta:generator>LibreOffice/6.0.7.3$Linux_X86_64 LibreOffice_project/00m0$Build-3</meta:generator>
    <meta:document-statistic meta:table-count="0" meta:image-count="0" meta:object-count="0" meta:page-count="6" meta:paragraph-count="152" meta:word-count="1702" meta:character-count="13062" meta:non-whitespace-character-count="11207"/>
  </office:meta>
</office:document-meta>
</file>